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UNO: JORGE NAMI HARBES<text:tab/><text:tab/>SISTEMAS DE INFORMACAO</text:p>
      <text:p text:style-name="Standard">ALGORITMO ESTRUTURADO<text:tab/><text:tab/>TRABALHO 2</text:p>
      <text:p text:style-name="Standard">PROFESSOR RONILSON</text:p>
      <text:p text:style-name="Standard"/>
      <text:p text:style-name="Standard"/>
      <text:p text:style-name="Standard">1-</text:p>
      <text:p text:style-name="Standard"/>
      <text:p text:style-name="Standard">Algoritmo "descobre sequencias"</text:p>
      <text:p text:style-name="Standard">// Disciplina <text:s text:c="2"/>: ALGORITMO ESTRUTURADO</text:p>
      <text:p text:style-name="Standard">// Professor <text:s text:c="2"/>: RONILSON RODRIGUES PINHO </text:p>
      <text:p text:style-name="Standard">// Descrição <text:s text:c="2"/>: Aqui você descreve o que o programa faz! (função)</text:p>
      <text:p text:style-name="Standard">// Autor(a) <text:s text:c="3"/>: Nome do(a) aluno(a)</text:p>
      <text:p text:style-name="Standard">// Data atual <text:s/>: 21/05/2021</text:p>
      <text:p text:style-name="Standard">Var</text:p>
      <text:p text:style-name="Standard">// Seção de Declarações das variáveis </text:p>
      <text:p text:style-name="Standard"><text:s text:c="3"/>a: vetor[1..99] de real</text:p>
      <text:p text:style-name="Standard"><text:s text:c="3"/>i,j,k,n,aux,num1,num2,posi1,posi2: inteiro</text:p>
      <text:p text:style-name="Standard"><text:s text:c="3"/>aux1: real</text:p>
      <text:p text:style-name="Standard"/>
      <text:p text:style-name="Standard">Inicio</text:p>
      <text:p text:style-name="Standard">// Seção de Comandos, procedimento, funções, operadores, etc... </text:p>
      <text:p text:style-name="Standard"><text:s text:c="3"/>escreval("Informe o valor de N:")</text:p>
      <text:p text:style-name="Standard"><text:s text:c="3"/>leia(N)</text:p>
      <text:p text:style-name="Standard"><text:s text:c="3"/>para i:=1 ate n faca</text:p>
      <text:p text:style-name="Standard"><text:s text:c="8"/>escreval("Informe o valor de A[",i," ]=")</text:p>
      <text:p text:style-name="Standard"><text:s text:c="8"/>leia(a[i])</text:p>
      <text:p text:style-name="Standard"><text:s text:c="3"/>fimpara</text:p>
      <text:p text:style-name="Standard"><text:s text:c="3"/>num1&lt;-2</text:p>
      <text:p text:style-name="Standard"><text:s text:c="3"/>num2&lt;-1</text:p>
      <text:p text:style-name="Standard"><text:s text:c="3"/>para i:=1 ate n faca</text:p>
      <text:p text:style-name="Standard"><text:s text:c="8"/>se a[i]=a[i+1]+1 entao</text:p>
      <text:p text:style-name="Standard"><text:s text:c="11"/>posi1&lt;-i</text:p>
      <text:p text:style-name="Standard"><text:s text:c="11"/>para j:=i+1 ate n faca</text:p>
      <text:p text:style-name="Standard"><text:s text:c="16"/>enquanto a[j]=a[j+1]+1 faca</text:p>
      <text:p text:style-name="Standard"><text:s text:c="21"/>num1&lt;-num1+1</text:p>
      <text:p text:style-name="Standard"><text:s text:c="21"/>posi2&lt;-j+1</text:p>
      <text:p text:style-name="Standard"><text:s text:c="16"/>fimenquanto</text:p>
      <text:p text:style-name="Standard"><text:s text:c="11"/>fimpara</text:p>
      <text:p text:style-name="Standard"><text:s text:c="11"/>se a[posi2]=a[i] entao</text:p>
      <text:p text:style-name="Standard"><text:s text:c="14"/>para j:=posi2+1 ate n faca</text:p>
      <text:p text:style-name="Standard"><text:s text:c="17"/>enquanto a[j]=a[j+1]+1 faca</text:p>
      <text:p text:style-name="Standard"><text:s text:c="21"/>num2&lt;-num2+1</text:p>
      <text:p text:style-name="Standard"><text:s text:c="17"/>fimenquanto</text:p>
      <text:p text:style-name="Standard"><text:s text:c="14"/>fimpara</text:p>
      <text:p text:style-name="Standard"><text:s text:c="11"/>fimse</text:p>
      <text:p text:style-name="Standard"><text:s text:c="11"/>se num1=num2 entao</text:p>
      <text:p text:style-name="Standard"><text:s text:c="14"/>escreval(posi1)</text:p>
      <text:p text:style-name="Standard"><text:s text:c="14"/>escreval(num2)</text:p>
      <text:p text:style-name="Standard"><text:s text:c="11"/>fimse</text:p>
      <text:p text:style-name="Standard"><text:s text:c="8"/>fimse</text:p>
      <text:p text:style-name="Standard"><text:s text:c="3"/>fimpara</text:p>
      <text:p text:style-name="Standard"><text:s text:c="3"/></text:p>
      <text:p text:style-name="Standard"><text:soft-page-break/><text:s text:c="3"/>para i:=1 ate n faca</text:p>
      <text:p text:style-name="Standard"><text:s text:c="8"/>se a[i]=a[i+1]-1 entao</text:p>
      <text:p text:style-name="Standard"><text:s text:c="11"/>posi1&lt;-i</text:p>
      <text:p text:style-name="Standard"><text:s text:c="11"/>para j:=i+1 ate n faca</text:p>
      <text:p text:style-name="Standard"><text:s text:c="16"/>enquanto a[j]=a[j+1]-1 faca</text:p>
      <text:p text:style-name="Standard"><text:s text:c="21"/>num1&lt;-num1+1</text:p>
      <text:p text:style-name="Standard"><text:s text:c="21"/>posi2&lt;-j+1</text:p>
      <text:p text:style-name="Standard"><text:s text:c="16"/>fimenquanto</text:p>
      <text:p text:style-name="Standard"><text:s text:c="11"/>fimpara</text:p>
      <text:p text:style-name="Standard"><text:s text:c="11"/>se a[posi2]=a[i] entao</text:p>
      <text:p text:style-name="Standard"><text:s text:c="14"/>para j:=posi2+1 ate n faca</text:p>
      <text:p text:style-name="Standard"><text:s text:c="17"/>enquanto a[j]=a[j+1]-1 faca</text:p>
      <text:p text:style-name="Standard"><text:s text:c="21"/>num2&lt;-num2+1</text:p>
      <text:p text:style-name="Standard"><text:s text:c="17"/>fimenquanto</text:p>
      <text:p text:style-name="Standard"><text:s text:c="14"/>fimpara</text:p>
      <text:p text:style-name="Standard"><text:s text:c="11"/>fimse</text:p>
      <text:p text:style-name="Standard"><text:s text:c="11"/>se num1=num2 entao</text:p>
      <text:p text:style-name="Standard"><text:s text:c="14"/>escreval(posi1)</text:p>
      <text:p text:style-name="Standard"><text:s text:c="14"/>escreval(num2)</text:p>
      <text:p text:style-name="Standard"><text:s text:c="11"/>fimse</text:p>
      <text:p text:style-name="Standard"><text:s text:c="8"/>fimse</text:p>
      <text:p text:style-name="Standard"><text:s text:c="3"/>fimpara</text:p>
      <text:p text:style-name="Standard"/>
      <text:p text:style-name="Standard"/>
      <text:p text:style-name="Standard"/>
      <text:p text:style-name="Standard"/>
      <text:p text:style-name="Standard"/>
      <text:p text:style-name="Standard">Fimalgoritm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-</text:p>
      <text:p text:style-name="Standard"/>
      <text:p text:style-name="Standard"/>
      <text:p text:style-name="Standard">Algoritmo "10 numeros confere repetidos"</text:p>
      <text:p text:style-name="Standard">// Disciplina <text:s text:c="2"/>: ALGORITMO ESTRUTURADO</text:p>
      <text:p text:style-name="Standard">// Professor <text:s text:c="2"/>: RONILSON RODRIGUES PINHO </text:p>
      <text:p text:style-name="Standard">// Descrição <text:s text:c="2"/>: Aqui você descreve o que o programa faz! (função)</text:p>
      <text:p text:style-name="Standard">// Autor(a) <text:s text:c="3"/>: Nome do(a) aluno(a)</text:p>
      <text:p text:style-name="Standard">// Data atual <text:s/>: 19/05/2021</text:p>
      <text:p text:style-name="Standard">Var</text:p>
      <text:p text:style-name="Standard">// Seção de Declarações das variáveis </text:p>
      <text:p text:style-name="Standard"><text:s text:c="3"/>a: vetor[1..11] de inteiro</text:p>
      <text:p text:style-name="Standard"><text:s text:c="3"/>i,j,k,n,aux,fim,posi: inteiro</text:p>
      <text:p text:style-name="Standard"><text:s text:c="3"/>troca: logico</text:p>
      <text:p text:style-name="Standard"/>
      <text:p text:style-name="Standard">Inicio</text:p>
      <text:p text:style-name="Standard">// Seção de Comandos, procedimento, funções, operadores, etc... </text:p>
      <text:p text:style-name="Standard"><text:s text:c="3"/>para i:=1 ate 10 faca</text:p>
      <text:p text:style-name="Standard"><text:s text:c="8"/>escreva("Informe o valor de A[",i," ]=")</text:p>
      <text:p text:style-name="Standard"><text:s text:c="8"/>leia(a[i])</text:p>
      <text:p text:style-name="Standard"><text:s text:c="3"/>fimpara</text:p>
      <text:p text:style-name="Standard"><text:s text:c="3"/></text:p>
      <text:p text:style-name="Standard"><text:s text:c="3"/>n&lt;-10</text:p>
      <text:p text:style-name="Standard"><text:s text:c="3"/>troca&lt;-verdadeiro</text:p>
      <text:p text:style-name="Standard"><text:s text:c="3"/>fim&lt;-n-1</text:p>
      <text:p text:style-name="Standard"><text:s text:c="3"/>posi&lt;-1</text:p>
      <text:p text:style-name="Standard"><text:s text:c="3"/>enquanto troca=verdadeiro faca</text:p>
      <text:p text:style-name="Standard"><text:s text:c="12"/>troca&lt;-falso</text:p>
      <text:p text:style-name="Standard"><text:s text:c="12"/>para i:=1 ate fim faca</text:p>
      <text:p text:style-name="Standard"><text:s text:c="17"/>se a[i]&gt;a[i+1] entao</text:p>
      <text:p text:style-name="Standard"><text:s text:c="20"/>aux&lt;-a[i]</text:p>
      <text:p text:style-name="Standard"><text:s text:c="20"/>a[i]&lt;-a[i+1]</text:p>
      <text:p text:style-name="Standard"><text:s text:c="20"/>a[i+1]&lt;-aux</text:p>
      <text:p text:style-name="Standard"><text:s text:c="20"/>posi&lt;-i</text:p>
      <text:p text:style-name="Standard"><text:s text:c="20"/>troca&lt;-verdadeiro</text:p>
      <text:p text:style-name="Standard"><text:s text:c="17"/>fimse</text:p>
      <text:p text:style-name="Standard"><text:s text:c="12"/>fimpara</text:p>
      <text:p text:style-name="Standard"><text:s text:c="12"/>fim&lt;-posi-1</text:p>
      <text:p text:style-name="Standard"><text:s text:c="3"/>fimenquanto</text:p>
      <text:p text:style-name="Standard"><text:s text:c="3"/></text:p>
      <text:p text:style-name="Standard"><text:s text:c="3"/>para i:=1 ate 9 faca</text:p>
      <text:p text:style-name="Standard"><text:s text:c="8"/>se (a[i]=a[i+1]) e (a[i+1]&lt;&gt;a[i+2]) entao</text:p>
      <text:p text:style-name="Standard"><text:s text:c="14"/>escreval("numero repetido:",a[i])</text:p>
      <text:p text:style-name="Standard"><text:s text:c="8"/>fimse</text:p>
      <text:p text:style-name="Standard"><text:s text:c="3"/>fimpara</text:p>
      <text:p text:style-name="Standard"/>
      <text:p text:style-name="Standard"><text:s text:c="3"/></text:p>
      <text:p text:style-name="Standard"/>
      <text:p text:style-name="Standard">Fimalgoritmo</text:p>
      <text:p text:style-name="Standard"/>
      <text:p text:style-name="Standard"/>
      <text:p text:style-name="Standard"><text:soft-page-break/></text:p>
      <text:p text:style-name="Standard">3-</text:p>
      <text:p text:style-name="Standard"/>
      <text:p text:style-name="Standard">Algoritmo "N numeros B base"</text:p>
      <text:p text:style-name="Standard">// Disciplina <text:s text:c="2"/>: ALGORITMO ESTRUTURADO</text:p>
      <text:p text:style-name="Standard">// Professor <text:s text:c="2"/>: RONILSON RODRIGUES PINHO </text:p>
      <text:p text:style-name="Standard">// Descrição <text:s text:c="2"/>: Aqui você descreve o que o programa faz! (função)</text:p>
      <text:p text:style-name="Standard">// Autor(a) <text:s text:c="3"/>: Nome do(a) aluno(a)</text:p>
      <text:p text:style-name="Standard">// Data atual <text:s/>: 19/05/2021</text:p>
      <text:p text:style-name="Standard">Var</text:p>
      <text:p text:style-name="Standard">// Seção de Declarações das variáveis </text:p>
      <text:p text:style-name="Standard"><text:s text:c="3"/>b,n,i,j,k,w: inteiro</text:p>
      <text:p text:style-name="Standard"><text:s text:c="3"/>a: vetor[1..11] de inteiro</text:p>
      <text:p text:style-name="Standard"><text:s text:c="3"/>aux: real</text:p>
      <text:p text:style-name="Standard"><text:s text:c="3"/></text:p>
      <text:p text:style-name="Standard"/>
      <text:p text:style-name="Standard">Inicio</text:p>
      <text:p text:style-name="Standard">// Seção de Comandos, procedimento, funções, operadores, etc... </text:p>
      <text:p text:style-name="Standard"><text:s text:c="3"/>escreval("Informe o valor de B: ")</text:p>
      <text:p text:style-name="Standard"><text:s text:c="3"/>leia(b)</text:p>
      <text:p text:style-name="Standard"><text:s text:c="3"/>a[1]&lt;-b</text:p>
      <text:p text:style-name="Standard"><text:s text:c="3"/>escreval("Informe o valor de N, inteiro entre 1 e 10: ")</text:p>
      <text:p text:style-name="Standard"><text:s text:c="3"/>leia(n)</text:p>
      <text:p text:style-name="Standard"><text:s text:c="3"/>enquanto (n&lt;1) ou (n&gt;10) faca</text:p>
      <text:p text:style-name="Standard"><text:s text:c="6"/>escreval("valor incorreto para N, tente novamente: ")</text:p>
      <text:p text:style-name="Standard"><text:s text:c="6"/>leia(n)</text:p>
      <text:p text:style-name="Standard"><text:s text:c="3"/>fimenquanto</text:p>
      <text:p text:style-name="Standard"><text:s text:c="3"/>escreval("Informe 10 valores inteiros")</text:p>
      <text:p text:style-name="Standard"><text:s text:c="3"/>para i:=2 ate n+1 faca</text:p>
      <text:p text:style-name="Standard"><text:s text:c="8"/>escreval("Informe o valor de A[",i-1," ]=")</text:p>
      <text:p text:style-name="Standard"><text:s text:c="8"/>leia(a[i])</text:p>
      <text:p text:style-name="Standard"><text:s text:c="3"/>fimpara</text:p>
      <text:p text:style-name="Standard"><text:s text:c="3"/>para i:=2 ate 11 faca</text:p>
      <text:p text:style-name="Standard"><text:s text:c="8"/>se a[i]&gt;=a[1] entao</text:p>
      <text:p text:style-name="Standard"><text:s text:c="11"/>escreval("resultado: -1")</text:p>
      <text:p text:style-name="Standard"><text:s text:c="11"/>w&lt;-1</text:p>
      <text:p text:style-name="Standard"><text:s text:c="8"/>fimse</text:p>
      <text:p text:style-name="Standard"><text:s text:c="3"/>fimpara</text:p>
      <text:p text:style-name="Standard"><text:s text:c="3"/>k&lt;-n-1</text:p>
      <text:p text:style-name="Standard"><text:s text:c="3"/>para j:=2 ate n+1 faca</text:p>
      <text:p text:style-name="Standard"><text:s text:c="8"/>aux&lt;-aux+a[j]*exp(b,k)</text:p>
      <text:p text:style-name="Standard"><text:s text:c="8"/>k&lt;-k-1</text:p>
      <text:p text:style-name="Standard"><text:s text:c="3"/>fimpara</text:p>
      <text:p text:style-name="Standard"><text:s text:c="3"/>se w&lt;&gt;1 entao</text:p>
      <text:p text:style-name="Standard"><text:s text:c="6"/>escreval("resultado:",aux)</text:p>
      <text:p text:style-name="Standard"><text:s text:c="3"/>fimse</text:p>
      <text:p text:style-name="Standard"><text:s text:c="3"/></text:p>
      <text:p text:style-name="Standard"/>
      <text:p text:style-name="Standard"><text:s text:c="3"/></text:p>
      <text:p text:style-name="Standard"/>
      <text:p text:style-name="Standard">Fimalgoritmo</text:p>
      <text:p text:style-name="Standard"/>
      <text:p text:style-name="Standard"><text:soft-page-break/></text:p>
      <text:p text:style-name="Standard">4-</text:p>
      <text:p text:style-name="Standard"/>
      <text:p text:style-name="Standard">O menor de todos será a (D), apenas uma troca.</text:p>
      <text:p text:style-name="Standard"/>
      <text:p text:style-name="Standard">O maior número de trocas será a (A) e a C, nove trocas cada.</text:p>
      <text:p text:style-name="Standard"/>
      <text:p text:style-name="Standard">O método de ordenação divide os vetores em dois, parte entre os já ordenados (começando pelos menores) e parte não ordenados. No caso da (D), após a primeira a troca que é o 1, menor elemento indo para o início, o restante dos elementos já estarão orden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5-21T16:12:48.03</meta:creation-date>
    <meta:printed-by>Jorge Nami Harbes</meta:printed-by>
    <meta:print-date>2021-05-21T16:35:41.16</meta:print-date>
    <meta:document-statistic meta:table-count="0" meta:image-count="0" meta:object-count="0" meta:page-count="5" meta:paragraph-count="165" meta:word-count="517" meta:character-count="4486"/>
    <dc:date>2021-05-21T16:56:13.42</dc:date>
    <dc:creator>Jorge Nami Harbes</dc:creator>
    <meta:editing-duration>PT13M4S</meta:editing-duration>
    <meta:editing-cycles>1</meta:editing-cycles>
    <meta:generator>OpenOffice/4.1.9$Win32 OpenOffice.org_project/419m1$Build-9805</meta:generator>
  </office:meta>
</office:document-meta>
</file>